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ff420e" style:font-name="Calibri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355e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55e00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355e00" fo:font-weight="bold" style:font-weight-asian="bold" style:font-weight-complex="bold"/>
    </style:style>
    <style:style style:name="T15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4a4a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/>
    </style:style>
    <style:style style:name="T18" style:family="text">
      <style:text-properties fo:color="#ff0000" style:font-name="Calibri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22">[charttype:orgchart]</text:span><text:span text:style-name="T7">[orientation:horizontal]</text:span></text:p>
      <text:list xml:id="list27271824" text:style-name="L1">
        <text:list-item>
          <text:p text:style-name="P5">Defaults</text:p>
          <text:list>
            <text:list-item>
              <text:p text:style-name="P5">Get-Today-Date is the system date from a database function or stored procedure</text:p>
            </text:list-item>
          </text:list>
        </text:list-item>
        <text:list-item>
          <text:p text:style-name="P5">Feature thoughts</text:p>
          <text:list>
            <text:list-item>
              <text:p text:style-name="P5">Data to PDF format data from db using template and export to PDF.</text:p>
            </text:list-item>
          </text:list>
        </text:list-item>
        <text:list-item>
          <text:p text:style-name="P5">Interfaces</text:p>
          <text:list>
            <text:list-item>
              <text:p text:style-name="P5">user</text:p>
            </text:list-item>
            <text:list-item>
              <text:p text:style-name="P5">software</text:p>
            </text:list-item>
            <text:list-item>
              <text:p text:style-name="P5">hardware</text:p>
            </text:list-item>
          </text:list>
        </text:list-item>
        <text:list-item>
          <text:p text:style-name="P5">Rights [required: required or xsl scripts will not run]</text:p>
          <text:list>
            <text:list-item>
              <text:p text:style-name="P5">create</text:p>
            </text:list-item>
            <text:list-item>
              <text:p text:style-name="P5">read [definition: read from internal storage and display as text]</text:p>
            </text:list-item>
            <text:list-item>
              <text:p text:style-name="P5">update</text:p>
            </text:list-item>
            <text:list-item>
              <text:p text:style-name="P5">delete</text:p>
            </text:list-item>
            <text:list-item>
              <text:p text:style-name="P5">deactivate</text:p>
            </text:list-item>
          </text:list>
        </text:list-item>
        <text:list-item>
          <text:p text:style-name="P5">ShowOn-Types</text:p>
          <text:list>
            <text:list-item>
              <text:p text:style-name="P5">create</text:p>
            </text:list-item>
            <text:list-item>
              <text:p text:style-name="P5">read</text:p>
            </text:list-item>
            <text:list-item>
              <text:p text:style-name="P5">update</text:p>
            </text:list-item>
            <text:list-item>
              <text:p text:style-name="P5">delete</text:p>
            </text:list-item>
          </text:list>
        </text:list-item>
        <text:list-item>
          <text:p text:style-name="P5">Access-Types [definition: Access-Types are required to process the pages]</text:p>
          <text:list>
            <text:list-item>
              <text:p text:style-name="P5">guest [definition: guest is a role that gives minimum access to system.] </text:p>
            </text:list-item>
            <text:list-item>
              <text:p text:style-name="P5">registrant [definiton: registrant is a role that gives minimum access to system registration.]</text:p>
            </text:list-item>
            <text:list-item>
              <text:p text:style-name="P5">registrant-proxy </text:p>
            </text:list-item>
            <text:list-item>
              <text:p text:style-name="P5">approver</text:p>
            </text:list-item>
            <text:list-item>
              <text:p text:style-name="P5">reviewer</text:p>
            </text:list-item>
            <text:list-item>
              <text:p text:style-name="P5">help-desk</text:p>
            </text:list-item>
            <text:list-item>
              <text:p text:style-name="P5">designer</text:p>
            </text:list-item>
          </text:list>
        </text:list-item>
        <text:list-item>
          <text:p text:style-name="P5">Validate-Types</text:p>
          <text:list>
            <text:list-item>
              <text:p text:style-name="P5">Character [format:AAA]</text:p>
            </text:list-item>
            <text:list-item>
              <text:p text:style-name="P5">Numeric [format:NNNNNNNNNN]</text:p>
            </text:list-item>
            <text:list-item>
              <text:p text:style-name="P5">Phone [format: NNNNNNNNNN]</text:p>
            </text:list-item>
            <text:list-item>
              <text:p text:style-name="P5">Street </text:p>
            </text:list-item>
            <text:list-item>
              <text:p text:style-name="P5">City</text:p>
            </text:list-item>
            <text:list-item>
              <text:p text:style-name="P5">Zipcode</text:p>
            </text:list-item>
            <text:list-item>
              <text:p text:style-name="P5">User-Confirm [format: NNNNNNNNNNN][definition: User-Confirm is a routine to confirm that user has an account]</text:p>
            </text:list-item>
            <text:list-item>
              <text:p text:style-name="P5">Datetime [format:]</text:p>
            </text:list-item>
          </text:list>
        </text:list-item>
      </text:list>
      <text:p text:style-name="P1"/>
      <text:list xml:id="list35229204" text:continue-numbering="true" text:style-name="L1">
        <text:list-item>
          <text:p text:style-name="P5">UI-Types</text:p>
          <text:list>
            <text:list-item>
              <text:p text:style-name="P5">text</text:p>
            </text:list-item>
            <text:list-item>
              <text:p text:style-name="P5">calendar</text:p>
            </text:list-item>
            <text:list-item>
              <text:p text:style-name="P5">list</text:p>
            </text:list-item>
            <text:list-item>
              <text:p text:style-name="P5">map</text:p>
            </text:list-item>
            <text:list-item>
              <text:p text:style-name="P5">grid </text:p>
            </text:list-item>
            <text:list-item>
              <text:p text:style-name="P5">label</text:p>
            </text:list-item>
          </text:list>
        </text:list-item>
        <text:list-item>
          <text:p text:style-name="P5">Button-Types</text:p>
          <text:list>
            <text:list-item>
              <text:p text:style-name="P5">close-button</text:p>
            </text:list-item>
            <text:list-item>
              <text:p text:style-name="P5">delete-button</text:p>
            </text:list-item>
            <text:list-item>
              <text:p text:style-name="P5">edit-button</text:p>
            </text:list-item>
            <text:list-item>
              <text:p text:style-name="P5">logout-button</text:p>
            </text:list-item>
            <text:list-item>
              <text:p text:style-name="P5">new-button </text:p>
            </text:list-item>
            <text:list-item>
              <text:p text:style-name="P5">save-button</text:p>
            </text:list-item>
            <text:list-item>
              <text:p text:style-name="P5">goto-button [definition: take the user out of the current context to another.]</text:p>
            </text:list-item>
          </text:list>
        </text:list-item>
        <text:list-item>
          <text:p text:style-name="P5">Page-Types</text:p>
          <text:list>
            <text:list-item>
              <text:p text:style-name="P5">when no type is given then this means that the page is a main/base page</text:p>
            </text:list-item>
            <text:list-item>
              <text:p text:style-name="P5">in-line [definition: in-line means to show the page imbedded into the page.]</text:p>
            </text:list-item>
            <text:list-item>
              <text:p text:style-name="P5">overlay [definition: overly opens a page in position over the existing page.]</text:p>
            </text:list-item>
            <text:list-item>
              <text:p text:style-name="P5">stub [definition: stub is a stand-in for another page. ]</text:p>
            </text:list-item>
            <text:list-item>
              <text:p text:style-name="P5">textblock [definition: shows a block of text ]</text:p>
            </text:list-item>
            <text:list-item>
              <text:p text:style-name="P5">stand-alone [definition: an individual context]</text:p>
            </text:list-item>
          </text:list>
        </text:list-item>
        <text:list-item>
          <text:p text:style-name="P5">Display-Types</text:p>
          <text:list>
            <text:list-item>
              <text:p text:style-name="P5">Date [format: MM-DD-YYYY]</text:p>
            </text:list-item>
            <text:list-item>
              <text:p text:style-name="P5">Datetime [format: MM-DD-YYYY HH:MM:SS]</text:p>
            </text:list-item>
          </text:list>
        </text:list-item>
        <text:list-item>
          <text:p text:style-name="P5">Process </text:p>
          <text:list>
            <text:list-item>
              <text:p text:style-name="P5">Individual Registration Process [definition: The Individual registration process (IRP) is required step to for all interactions wiith the State Historic Preservation Office (SHPO). <text:s/>Each individual must register to gain access to applications and in some cases protected Archaeology site data.]</text:p>
            </text:list-item>
            <text:list-item>
              <text:p text:style-name="P5">National Register of Historic Places Nomination Process [definition:]</text:p>
            </text:list-item>
            <text:list-item>
              <text:p text:style-name="P5">Escalation process [definition: An escalation process sets a time limit for a worker to complete a task. <text:s/>If the time reaches 50 percent of the time then a reminder is sent to the worker. If the time reached 75 of the time then the manager is notified. <text:s/>If the time reaches 100 percent of the time then the requestor is notified. ]</text:p>
            </text:list-item>
            <text:list-item>
              <text:p text:style-name="P5">Managed Assignments [definition: Managed assignment require a manager to intervene and manually assign a task to a worker as the tasks present themselves.]</text:p>
            </text:list-item>
            <text:list-item>
              <text:p text:style-name="P5">Minimally Managed Assignments [definition: Unmanaged assignments require a manager to assign an operational task to a worker and a backup worker. <text:s/>The assignments are then monitored and have an escalation process.]</text:p>
            </text:list-item>
          </text:list>
        </text:list-item>
        <text:list-item>
          <text:p text:style-name="P5">Page [name: <text:span text:style-name="T5">Introduction to Registration</text:span>] [access: guest, registrant,help-desk][process:][width:750px][interface:user]</text:p>
          <text:list>
            <text:list-item>
              <text:p text:style-name="P5">[definition: The home page to the application]</text:p>
            </text:list-item>
            <text:list-item>
              <text:p text:style-name="P5">Header [text: Banner Image]</text:p>
            </text:list-item>
            <text:list-item>
              <text:p text:style-name="P5">Title [text: Introduction to Registration]</text:p>
              <text:p text:style-name="P5"/>
            </text:list-item>
            <text:list-item>
              <text:p text:style-name="P5"><text:span text:style-name="T1">Terms of Use [type: goto-button][access: registrant,help-desk]</text:span></text:p>
              <text:list>
                <text:list-item>
                  <text:p text:style-name="P3"><text:span text:style-name="T1">Page [name: </text:span><text:span text:style-name="T6">Terms of Use</text:span><text:span text:style-name="T1">][type:stand-alone][interface:user][access: guest,help-desk,registrant]</text:span></text:p>
                  <text:list>
                    <text:list-header>
                      <text:p text:style-name="P3"><text:span text:style-name="T1"/></text:p>
                    </text:list-header>
                  </text:list>
                </text:list-item>
              </text:list>
            </text:list-item>
            <text:list-item>
              <text:p text:style-name="P3"><text:span text:style-name="T1">Page [name: IR-</text:span><text:span text:style-name="T6">1</text:span><text:span text:style-name="T1">][type:textblock][interface:user][access: guest]</text:span></text:p>
              <text:list>
                <text:list-item>
                  <text:p text:style-name="P5">[definition: Describes the purpose of the page for the reader]</text:p>
                </text:list-item>
                <text:list-item>
                  <text:p text:style-name="P3"><text:span text:style-name="T1">Data-Controls [name:PD_Data-Control][ table: </text:span><text:span text:style-name="T9">Page_Labels</text:span><text:span text:style-name="T1">]</text:span></text:p>
                  <text:list>
                    <text:list-item>
                      <text:p text:style-name="P3"><text:span text:style-name="T1">Label [text: </text:span><text:span text:style-name="T2">Registering will give you immediate access to nominate a property to the National Register of Historic Places. Additional access will depend on your experience and expertise. <text:s/>Some data cannot be disclosed through this web site and to gain access will require a higher level of supervised access. <text:s/>Please answer the questions in this form accurately and to the best of your ability.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1">Page [name: IR-</text:span><text:span text:style-name="T6">2</text:span><text:span text:style-name="T1">][type:textblock][interface:user][access: registrant]</text:span></text:p>
              <text:list>
                <text:list-item>
                  <text:p text:style-name="P5">[definition: Describes the purpose of the page for the reader]</text:p>
                </text:list-item>
                <text:list-item>
                  <text:p text:style-name="P3"><text:span text:style-name="T1">Data-Controls [name:PD_Data-Control][ table: </text:span><text:span text:style-name="T9">Page_Labels</text:span><text:span text:style-name="T1">]</text:span></text:p>
                  <text:list>
                    <text:list-item>
                      <text:p text:style-name="P3"><text:span text:style-name="T1">Label [text: </text:span><text:span text:style-name="T2">Please answer the questions in this form accurately and to the best of your ability.</text:span><text:span text:style-name="T1">]</text:span></text:p>
                    </text:list-item>
                  </text:list>
                </text:list-item>
              </text:list>
              <text:p text:style-name="P5"/>
            </text:list-item>
            <text:list-item>
              <text:p text:style-name="P3"><text:span text:style-name="T1">Page [name: </text:span><text:span text:style-name="T6">Login</text:span><text:span text:style-name="T1">][type:in-line][interface:user][access: guest,help-desk]</text:span></text:p>
              <text:list>
                <text:list-item>
                  <text:p text:style-name="P5">[definition:Login interface]</text:p>
                </text:list-item>
                <text:list-item>
                  <text:p text:style-name="P3"><text:span text:style-name="T1">Data-Controls [name:DCLogin_Requests][ table: </text:span><text:span text:style-name="T9">Login_Requests</text:span><text:span text:style-name="T1">]</text:span></text:p>
                </text:list-item>
                <text:list-item>
                  <text:p text:style-name="P5">Login [type: save-button][access: guest]</text:p>
                  <text:p text:style-name="P5"/>
                </text:list-item>
              </text:list>
            </text:list-item>
            <text:list-item>
              <text:p text:style-name="P3"><text:span text:style-name="T1">Page [name: </text:span><text:span text:style-name="T6">Forget Your Password?</text:span><text:span text:style-name="T1">][type:in-line][interface:user][access: guest,help-desk]</text:span></text:p>
              <text:list>
                <text:list-item>
                  <text:p text:style-name="P5">[definition:Forgot your password interface]</text:p>
                </text:list-item>
                <text:list-item>
                  <text:p text:style-name="P3"><text:span text:style-name="T1">Data-Controls [name:DC</text:span><text:span text:style-name="T9">Password_Requests</text:span><text:span text:style-name="T1">][table: </text:span><text:span text:style-name="T9">Password_Requests</text:span><text:span text:style-name="T1">]</text:span></text:p>
                </text:list-item>
                <text:list-item>
                  <text:p text:style-name="P5">Email me [type: save-button][access: guest]</text:p>
                  <text:p text:style-name="P5"/>
                </text:list-item>
              </text:list>
            </text:list-item>
            <text:list-item>
              <text:p text:style-name="P3"><text:span text:style-name="T1">Page [name: </text:span><text:span text:style-name="T6">First Timers</text:span><text:span text:style-name="T1">][type:in-line][interface:user][access: guest,help-desk]</text:span></text:p>
              <text:list>
                <text:list-item>
                  <text:p text:style-name="P5">Description [text: You will need an account to get any further.]</text:p>
                </text:list-item>
                <text:list-item>
                  <text:p text:style-name="P3"><text:span text:style-name="T1">Data-Controls [name: DC</text:span><text:span text:style-name="T9">Registrants</text:span><text:span text:style-name="T1">][table: </text:span><text:span text:style-name="T9">Registrants</text:span><text:span text:style-name="T1">]</text:span></text:p>
                </text:list-item>
                <text:list-item>
                  <text:p text:style-name="P5">New Account [type: new-button][access: guest]</text:p>
                  <text:p text:style-name="P5"/>
                </text:list-item>
              </text:list>
            </text:list-item>
            <text:list-item>
              <text:p text:style-name="P5">Logout [type: logout-button][access: registrant,help-desk]</text:p>
              <text:list>
                <text:list-header>
                  <text:p text:style-name="P5"/>
                </text:list-header>
              </text:list>
            </text:list-item>
            <text:list-item>
              <text:p text:style-name="P5">Grid [name: Registrant] [title: Registrant][type:vertical][access: registrant,help-desk][width:570px]</text:p>
              <text:list>
                <text:list-item>
                  <text:p text:style-name="P3"><text:span text:style-name="T1">Data-Controls [name: GridDC</text:span><text:span text:style-name="T9">Registrants</text:span><text:span text:style-name="T1">][table: </text:span><text:span text:style-name="T9">Registrants</text:span><text:span text:style-name="T1">]</text:span></text:p>
                </text:list-item>
                <text:list-item>
                  <text:p text:style-name="P5">Edit [type: edit-button][access: registrant,help-desk]</text:p>
                  <text:list>
                    <text:list-item>
                      <text:p text:style-name="P3"><text:span text:style-name="T1">Page [name: </text:span><text:span text:style-name="T6">Your Name</text:span><text:span text:style-name="T1">][type:overlay][interface:user]</text:span></text:p>
                      <text:list>
                        <text:list-item>
                          <text:p text:style-name="P5">[definition: Edit Registrant interface]</text:p>
                        </text:list-item>
                        <text:list-item>
                          <text:p text:style-name="P3"><text:span text:style-name="T1">Data-Controls [name: DC</text:span><text:span text:style-name="T9">Registrants</text:span><text:span text:style-name="T1">][table: </text:span><text:span text:style-name="T9">Registrants</text:span><text:span text:style-name="T1">]</text:span></text:p>
                        </text:list-item>
                        <text:list-item>
                          <text:p text:style-name="P5">Close [type: close-button]</text:p>
                        </text:list-item>
                        <text:list-item>
                          <text:p text:style-name="P5">Save [type: save-button][access: registrant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243476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  <text:list-item>
              <text:p text:style-name="P3"><text:span text:style-name="T1">Grid [name: Phone][title: </text:span><text:span text:style-name="T3">Telephones</text:span><text:span text:style-name="T1">][type:horizontal][access: registrant,help-desk][width:600px]</text:span></text:p>
              <text:list>
                <text:list-item>
                  <text:p text:style-name="P5">New [type: new-button][access: registrant,help-desk]</text:p>
                  <text:list>
                    <text:list-item>
                      <text:p text:style-name="P3"><text:span text:style-name="T1">Page [name: Your </text:span><text:span text:style-name="T6">Telephones</text:span><text:span text:style-name="T1">][type:overlay][interface:user]</text:span></text:p>
                      <text:list>
                        <text:list-item>
                          <text:p text:style-name="P5">[definition: New telephone interface]</text:p>
                        </text:list-item>
                        <text:list-item>
                          <text:p text:style-name="P3"><text:span text:style-name="T1">Data-Controls [name: DC</text:span><text:span text:style-name="T9">Telephones</text:span><text:span text:style-name="T1">][table: </text:span><text:span text:style-name="T9">Telephones</text:span><text:span text:style-name="T1">]</text:span></text:p>
                        </text:list-item>
                        <text:list-item>
                          <text:p text:style-name="P5">Close[type: close-button]</text:p>
                        </text:list-item>
                        <text:list-item>
                          <text:p text:style-name="P5">Save [type: save-button][access: registrant]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Data-Controls [name: DC</text:span><text:span text:style-name="T19">Telephones</text:span><text:span text:style-name="T1">][table: </text:span><text:span text:style-name="T19">Telephones</text:span><text:span text:style-name="T1">]</text:span></text:p>
                  <text:list>
                    <text:list-item>
                      <text:p text:style-name="P5">Edit [type: edit-button][access: registrant,help-desk][size:short]</text:p>
                      <text:list>
                        <text:list-item>
                          <text:p text:style-name="P3"><text:span text:style-name="T1">Page [name: </text:span><text:span text:style-name="T6">Your Telephones</text:span><text:span text:style-name="T1">][type:overlay][interface:user]</text:span></text:p>
                          <text:list>
                            <text:list-item>
                              <text:p text:style-name="P5">[definition: Edit telephone number interface]</text:p>
                            </text:list-item>
                            <text:list-item>
                              <text:p text:style-name="P3"><text:span text:style-name="T1">Data-Controls [name: DC</text:span><text:span text:style-name="T9">Telephones</text:span><text:span text:style-name="T1">][table: </text:span><text:span text:style-name="T9">Telephones</text:span><text:span text:style-name="T1">]</text:span></text:p>
                            </text:list-item>
                            <text:list-item>
                              <text:p text:style-name="P5">Close[type: close-button]</text:p>
                            </text:list-item>
                            <text:list-item>
                              <text:p text:style-name="P5">Save [type: save-button][access: registrant]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5"/>
                </text:list-item>
              </text:list>
            </text:list-item>
            <text:list-item>
              <text:p text:style-name="P5">Grid [name: Mailing Address][title: Mailing Address][type:vertical][access: registrant,help-desk][width:570px]</text:p>
              <text:list>
                <text:list-item>
                  <text:p text:style-name="P3"><text:span text:style-name="T1">Data-Controls [name: DC</text:span><text:span text:style-name="T19">Mailing_Addresses</text:span><text:span text:style-name="T1">][table: </text:span><text:span text:style-name="T19">Mailing_Addresses</text:span><text:span text:style-name="T1">]</text:span></text:p>
                </text:list-item>
                <text:list-item>
                  <text:p text:style-name="P5">New [type: new-button][access: registrant,help-desk]</text:p>
                  <text:list>
                    <text:list-item>
                      <text:p text:style-name="P3"><text:span text:style-name="T1">Page [name: </text:span><text:span text:style-name="T6">New Address</text:span><text:span text:style-name="T1">][type:overlay][interface:user]</text:span></text:p>
                      <text:list>
                        <text:list-item>
                          <text:p text:style-name="P5">[definition: New mailing address interface]</text:p>
                        </text:list-item>
                        <text:list-item>
                          <text:p text:style-name="P3"><text:span text:style-name="T1">Data-Controls [name: DC</text:span><text:span text:style-name="T9">Mailing_Addresses</text:span><text:span text:style-name="T1">][table: </text:span><text:span text:style-name="T9">Mailing_Addresses</text:span><text:span text:style-name="T1">]</text:span></text:p>
                        </text:list-item>
                        <text:list-item>
                          <text:p text:style-name="P5">Close[type: close-button]</text:p>
                        </text:list-item>
                        <text:list-item>
                          <text:p text:style-name="P5">Save [type: save-button][access: registrant]</text:p>
                        </text:list-item>
                      </text:list>
                    </text:list-item>
                  </text:list>
                </text:list-item>
                <text:list-item>
                  <text:p text:style-name="P5">Edit [type: edit-button][access: registrant]</text:p>
                  <text:list>
                    <text:list-item>
                      <text:p text:style-name="P3"><text:span text:style-name="T1">Page [name: </text:span><text:span text:style-name="T6">Change Your Address</text:span><text:span text:style-name="T1">][type:overlay][interface:user]</text:span></text:p>
                      <text:list>
                        <text:list-item>
                          <text:p text:style-name="P5">[definition: Edit mailing address interface]</text:p>
                        </text:list-item>
                        <text:list-item>
                          <text:p text:style-name="P3"><text:span text:style-name="T1">Data-Controls [name: DC</text:span><text:span text:style-name="T9">Mailing_Addresses</text:span><text:span text:style-name="T1">][table: </text:span><text:span text:style-name="T9">Mailing_Addresses</text:span><text:span text:style-name="T1">]</text:span></text:p>
                        </text:list-item>
                        <text:list-item>
                          <text:p text:style-name="P5">Close[type: close-button]</text:p>
                        </text:list-item>
                        <text:list-item>
                          <text:p text:style-name="P5">Save [type: save-button][access: registrant]</text:p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Grid [name: Experience and Expertise][title: Experience and Expertise][type:vertical][access: registrant,help-desk][width:570]</text:p>
              <text:list>
                <text:list-item>
                  <text:p text:style-name="P5">[definition: Grid for Status]</text:p>
                </text:list-item>
                <text:list-item>
                  <text:p text:style-name="P3"><text:span text:style-name="T1">Data-Controls [name: <text:s/>DC</text:span><text:span text:style-name="T19">IndividualStatus</text:span><text:span text:style-name="T1">][table: <text:s/></text:span><text:span text:style-name="T19">IndividualStatus</text:span><text:span text:style-name="T1">]</text:span></text:p>
                </text:list-item>
                <text:list-item>
                  <text:p text:style-name="P5">New [type: new-button][access: registrant,help-desk]</text:p>
                  <text:list>
                    <text:list-item>
                      <text:p text:style-name="P3"><text:span text:style-name="T1">Page [name: N</text:span><text:span text:style-name="T6">ew Experience</text:span><text:span text:style-name="T1">][type:overlay][interface:user]</text:span></text:p>
                      <text:list>
                        <text:list-item>
                          <text:p text:style-name="P5">[definition: New Experience interface]</text:p>
                        </text:list-item>
                        <text:list-item>
                          <text:p text:style-name="P3"><text:span text:style-name="T1">Data-Controls [name: DC</text:span><text:span text:style-name="T19">IndividualStatus </text:span><text:span text:style-name="T1">][table: </text:span><text:span text:style-name="T19">IndividualStatus </text:span><text:span text:style-name="T1">]</text:span></text:p>
                        </text:list-item>
                        <text:list-item>
                          <text:p text:style-name="P5">Close[type: close-button]</text:p>
                        </text:list-item>
                        <text:list-item>
                          <text:p text:style-name="P5">Save [type: save-button][access: registrant]</text:p>
                        </text:list-item>
                      </text:list>
                    </text:list-item>
                  </text:list>
                </text:list-item>
                <text:list-item>
                  <text:p text:style-name="P5">Edit[type: edit-button][access: registrant,help-desk]</text:p>
                  <text:list>
                    <text:list-item>
                      <text:p text:style-name="P3"><text:span text:style-name="T1">Page [name: </text:span><text:span text:style-name="T6">Your Experience</text:span><text:span text:style-name="T1">][type:overlay][interface:user]</text:span></text:p>
                      <text:list>
                        <text:list-item>
                          <text:p text:style-name="P5">[definition: Screen for self-assessment of experience and expertise]</text:p>
                        </text:list-item>
                        <text:list-item>
                          <text:p text:style-name="P3"><text:span text:style-name="T1">Data-Controls [name: DC</text:span><text:span text:style-name="T9">IndividualStatus</text:span><text:span text:style-name="T1">][table: </text:span><text:span text:style-name="T9">IndividualStatus</text:span><text:span text:style-name="T1">]</text:span></text:p>
                        </text:list-item>
                        <text:list-item>
                          <text:p text:style-name="P5">Close[type: close-button]</text:p>
                        </text:list-item>
                        <text:list-item>
                          <text:p text:style-name="P5">Save [type: save-button][access: registrant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244768" text:continue-numbering="true" text:style-name="L1">
        <text:list-item>
          <text:list>
            <text:list-item>
              <text:p text:style-name="P5">Grid [name: Comments][title: Comments][type:horizontal][access: registrant,help-desk][width:600]</text:p>
              <text:list>
                <text:list-item>
                  <text:p text:style-name="P5">[definition: Grid for Comments]</text:p>
                </text:list-item>
                <text:list-item>
                  <text:p text:style-name="P5">Ask SHPO [type: new-button][access: registrant,help-desk]</text:p>
                  <text:list>
                    <text:list-item>
                      <text:p text:style-name="P3"><text:span text:style-name="T1">Page [name: </text:span><text:span text:style-name="T6">New Comment</text:span><text:span text:style-name="T1">][type:overlay][interface:user]</text:span></text:p>
                      <text:list>
                        <text:list-item>
                          <text:p text:style-name="P5">[definition: New comment interface]</text:p>
                        </text:list-item>
                        <text:list-item>
                          <text:p text:style-name="P3"><text:span text:style-name="T1">Data-Controls [name: PageDCComment][table: </text:span><text:span text:style-name="T9">Comments</text:span><text:span text:style-name="T1">]</text:span></text:p>
                        </text:list-item>
                        <text:list-item>
                          <text:p text:style-name="P5">Close[type: close-button]</text:p>
                        </text:list-item>
                        <text:list-item>
                          <text:p text:style-name="P5">Save [type: save-button][access: registrant]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Data-Controls [name: <text:s/>GridDCComments][table: </text:span><text:span text:style-name="T19">Comments</text:span><text:span text:style-name="T1">]</text:span></text:p>
                  <text:list>
                    <text:list-item>
                      <text:p text:style-name="P5">Reply [type: new-button][access: registrant,help-desk]</text:p>
                      <text:list>
                        <text:list-item>
                          <text:p text:style-name="P3"><text:span text:style-name="T1">Page [name: Reply</text:span><text:span text:style-name="T6"> to Comment</text:span><text:span text:style-name="T1">][type:overlay][interface:user]</text:span></text:p>
                          <text:list>
                            <text:list-item>
                              <text:p text:style-name="P5">[definition: Reply to comment]</text:p>
                            </text:list-item>
                            <text:list-item>
                              <text:p text:style-name="P3"><text:span text:style-name="T1">Data-Controls [name: DCComments][table: </text:span><text:span text:style-name="T19">Comments</text:span><text:span text:style-name="T1">]</text:span></text:p>
                            </text:list-item>
                            <text:list-item>
                              <text:p text:style-name="P5">Close[type: close-button]</text:p>
                            </text:list-item>
                            <text:list-item>
                              <text:p text:style-name="P5">Save [type: save-button][access: registrant,reviewer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228283" text:continue-numbering="true" text:style-name="L1">
        <text:list-item>
          <text:list>
            <text:list-item>
              <text:p text:style-name="P5">Ask SHPO [type: new-button][access: registrant,help-desk]</text:p>
              <text:list>
                <text:list-item>
                  <text:p text:style-name="P3"><text:span text:style-name="T1">Page [name: </text:span><text:span text:style-name="T6">Comments</text:span><text:span text:style-name="T1">][type:overlay][interface:user][access: registrant,help-desk]</text:span></text:p>
                  <text:list>
                    <text:list-item>
                      <text:p text:style-name="P5">Description [text: Comment about this page or information requirements. ]</text:p>
                    </text:list-item>
                    <text:list-item>
                      <text:p text:style-name="P3"><text:span text:style-name="T1">Data-Controls [name: DC</text:span><text:span text:style-name="T9">Comments</text:span><text:span text:style-name="T1">][table: </text:span><text:span text:style-name="T9">Comments</text:span><text:span text:style-name="T1">]</text:span></text:p>
                    </text:list-item>
                    <text:list-item>
                      <text:p text:style-name="P5">Send [type: new-button][access: registrant]</text:p>
                    </text:list-item>
                  </text:list>
                </text:list-item>
              </text:list>
              <text:p text:style-name="P5"/>
            </text:list-item>
            <text:list-item>
              <text:p text:style-name="P5">Disclaimer [text:]</text:p>
            </text:list-item>
            <text:list-item>
              <text:p text:style-name="P5">Footer [text: footer]</text:p>
              <text:p text:style-name="P5"/>
            </text:list-item>
          </text:list>
          <text:p text:style-name="P5"><text:span text:style-name="T1"/></text:p>
        </text:list-item>
      </text:list>
      <text:p text:style-name="P1"/>
      <text:list xml:id="list35235129" text:continue-numbering="true" text:style-name="L1">
        <text:list-item>
          <text:p text:style-name="P5">Page [name: <text:span text:style-name="T5">Terms of Use</text:span>] [access: guest, registrant,help-desk][process:][interface:user]</text:p>
          <text:list>
            <text:list-item>
              <text:p text:style-name="P5">Header [text: Banner Image]</text:p>
            </text:list-item>
            <text:list-item>
              <text:p text:style-name="P5">Title [text: Terms of Use]</text:p>
            </text:list-item>
            <text:list-item>
              <text:p text:style-name="P3"><text:span text:style-name="T1">Page [name: </text:span><text:span text:style-name="T6">TULabels</text:span><text:span text:style-name="T1">][type:textblock][interface:user][access: guest,help-desk]</text:span></text:p>
              <text:list>
                <text:list-item>
                  <text:p text:style-name="P5">[definition:Login interface]</text:p>
                </text:list-item>
                <text:list-item>
                  <text:p text:style-name="P3"><text:span text:style-name="T1">Data-Controls [name:TUData-Controls][ table:</text:span><text:span text:style-name="T19">Page_Labels</text:span><text:span text:style-name="T1">]</text:span></text:p>
                  <text:list>
                    <text:list-item>
                      <text:p text:style-name="P5">Label [text: Data Sharing, <text:span text:style-name="T11"><text:s/></text:span>]</text:p>
                    </text:list-item>
                    <text:list-item>
                      <text:p text:style-name="P5">Label [text: Hacking, <text:span text:style-name="T11"><text:s/></text:span>]</text:p>
                    </text:list-item>
                    <text:list-item>
                      <text:p text:style-name="P3"><text:span text:style-name="T1">Label [text: Account lockouts, </text:span><text:span text:style-name="T4"><text:s/></text:span><text:span text:style-name="T1">]</text:span></text:p>
                    </text:list-item>
                    <text:list-item>
                      <text:p text:style-name="P3"><text:span text:style-name="T1">Label [text: User access rights, </text:span><text:span text:style-name="T4"><text:s/></text:span><text:span text:style-name="T1">]</text:span></text:p>
                    </text:list-item>
                    <text:list-item>
                      <text:p text:style-name="P3"><text:span text:style-name="T1">Label [text: Account sharing, </text:span><text:span text:style-name="T4"><text:s/></text:span><text:span text:style-name="T1">]</text:span></text:p>
                    </text:list-item>
                    <text:list-item>
                      <text:p text:style-name="P3"><text:span text:style-name="T1">Label [text: Unused accounts </text:span><text:span text:style-name="T4"><text:s/></text:span><text:span text:style-name="T1">]</text:span></text:p>
                    </text:list-item>
                    <text:list-item>
                      <text:p text:style-name="P3"><text:span text:style-name="T1">Label [text: Incomplete applications, </text:span><text:span text:style-name="T4"><text:s/></text:span><text:span text:style-name="T1">]</text:span></text:p>
                    </text:list-item>
                    <text:list-item>
                      <text:p text:style-name="P3"><text:span text:style-name="T1">Label [text: Incomplete registrations, </text:span><text:span text:style-name="T4"><text:s/>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5">Disclaimer [text:]</text:p>
            </text:list-item>
            <text:list-item>
              <text:p text:style-name="P5"><text:span text:style-name="T1">Footer [text: footer]</text:span></text:p>
            </text:list-item>
          </text:list>
        </text:list-item>
      </text:list>
      <text:p text:style-name="P1"/>
      <text:list xml:id="list35239746" text:continue-numbering="true" text:style-name="L1">
        <text:list-item>
          <text:p text:style-name="P3"><text:span text:style-name="T1">Database [name: SHPO_Business][charttype:orgchart]</text:span><text:span text:style-name="T6">[orientation:horizontal]</text:span></text:p>
          <text:list>
            <text:list-header>
              <text:p text:style-name="P5"/>
            </text:list-header>
            <text:list-item>
              <text:p text:style-name="P3"><text:span text:style-name="T1">Table [name: </text:span><text:span text:style-name="T10">Registrants</text:span><text:span text:style-name="T1">][relationship:one][limit:1][type:table]</text:span></text:p>
              <text:list>
                <text:list-item>
                  <text:p text:style-name="P5">Definition [text: Registrants table holds the user system identification]</text:p>
                  <text:list>
                    <text:list-item>
                      <text:p text:style-name="P5">[description:Registrants]</text:p>
                    </text:list-item>
                  </text:list>
                  <text:p text:style-name="P5"/>
                </text:list-item>
                <text:list-item>
                  <text:p text:style-name="P5">Control [name:rn_no] [type:control][visible:false]</text:p>
                  <text:list>
                    <text:list-item>
                      <text:p text:style-name="P5">[definition: Primary Key is a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pk:yes][format:NNNNNNNNNN]</text:p>
                    </text:list-item>
                    <text:list-item>
                      <text:p text:style-name="P5">UI [prompt:Primary Key][title:Primary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I am a primary key]</text:p>
                    </text:list-item>
                  </text:list>
                </text:list-item>
                <text:list-item>
                  <text:p text:style-name="P5">Control [name:rn_name] <text:s/>[visible: true] [width:25][height:1][showon:create,update,read]</text:p>
                  <text:list>
                    <text:list-item>
                      <text:p text:style-name="P5">[definition: the complete full name of the individual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,update]</text:p>
                    </text:list-item>
                    <text:list-item>
                      <text:p text:style-name="P5">Permission [name:help-desk][rights:read,update]</text:p>
                    </text:list-item>
                    <text:list-item>
                      <text:p text:style-name="P5">UI[prompt: Your Legal Name][title:Name] [type:text]</text:p>
                      <text:list>
                        <text:list-item>
                          <text:p text:style-name="P5">Sample [sample: James Tiberius Smyth II] 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  <text:p text:style-name="P5"/>
                    </text:list-item>
                  </text:list>
                </text:list-item>
                <text:list-item>
                  <text:p text:style-name="P5">Control [name:rn_email] <text:s/>[visible:yes][width:25][height:1][showon:create,update,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,update]</text:p>
                    </text:list-item>
                    <text:list-item>
                      <text:p text:style-name="P5">Permission [name:help-desk][rights:read],update</text:p>
                    </text:list-item>
                    <text:list-item>
                      <text:p text:style-name="P5">UI[prompt: Your Email][title:Email] [type:text]</text:p>
                      <text:list>
                        <text:list-item>
                          <text:p text:style-name="P5">Sample [sample: smithj@yahoo.com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245461" text:continue-numbering="true" text:style-name="L1">
        <text:list-item>
          <text:list>
            <text:list-item>
              <text:list>
                <text:list-item>
                  <text:p text:style-name="P5">Control [name:rn_password] <text:s/>[visible: true] [width:25][height:1][showon:create]</text:p>
                  <text:list>
                    <text:list-item>
                      <text:p text:style-name="P5">[definition: 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,update]</text:p>
                    </text:list-item>
                    <text:list-item>
                      <text:p text:style-name="P5">Permission [name:help-desk][rights:read],update</text:p>
                    </text:list-item>
                    <text:list-item>
                      <text:p text:style-name="P5">UI[prompt: Your Password][title: password] [type:text]</text:p>
                      <text:list>
                        <text:list-item>
                          <text:p text:style-name="P5">Sample [sample: **********]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rn_insertdate] [type:control][visible:fals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calendar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Table [name: <text:span text:style-name="T8">Telephones</text:span>] [relationship:many][limit:][childof:<text:span text:style-name="T17">registrants</text:span>][type:table]</text:p>
                  <text:list>
                    <text:list-item>
                      <text:p text:style-name="P5">Definition [text: Telephones table holds the user telephone numbers]</text:p>
                    </text:list-item>
                    <text:list-item>
                      <text:p text:style-name="P5">[description:Telephones]</text:p>
                      <text:p text:style-name="P5"/>
                    </text:list-item>
                    <text:list-item>
                      <text:p text:style-name="P5">Control [name:ph_no] [type:control][visible:false]</text:p>
                      <text:list>
                        <text:list-item>
                          <text:p text:style-name="P5">[definition: Primary Key is a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read]</text:p>
                        </text:list-item>
                        <text:list-item>
                          <text:p text:style-name="P5">Column [type:integer][size:10][pk:yes][format:NNNNNNNNNN]</text:p>
                        </text:list-item>
                        <text:list-item>
                          <text:p text:style-name="P5">UI [prompt:Primary Key][title:Primary Key][type:hidden][format:NNNNNNNNNN]</text:p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]</text:p>
                        </text:list-item>
                      </text:list>
                    </text:list-item>
                    <text:list-item>
                      <text:p text:style-name="P5">Control [name:ph_rnno] [type:control][width:25][visible:false]</text:p>
                      <text:list>
                        <text:list-item>
                          <text:p text:style-name="P5">[definition: Primary Key is a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</text:p>
                        </text:list-item>
                        <text:list-item>
                          <text:p text:style-name="P5">Column [type:integer][size:10][fk:yes][format:NNNNNNNNNN]</text:p>
                        </text:list-item>
                        <text:list-item>
                          <text:p text:style-name="P5">UI [prompt:Foreign Key][title:Foreign Key][type:hidden][format:NNNNNNNNNN]</text:p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 ]</text:p>
                        </text:list-item>
                      </text:list>
                    </text:list-item>
                    <text:list-item>
                      <text:p text:style-name="P5">Control [name:ph_number] <text:s/>[visible: true] [width:14][height:1][showon:create,update, read]</text:p>
                      <text:list>
                        <text:list-item>
                          <text:p text:style-name="P5">[definition: 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</text:p>
                        </text:list-item>
                        <text:list-item>
                          <text:p text:style-name="P5">UI[prompt: Your Phone][title: Phone] [type:text]</text:p>
                          <text:list>
                            <text:list-item>
                              <text:p text:style-name="P5">Sample [sample:(517) 269-8947]</text:p>
                            </text:list-item>
                          </text:list>
                        </text:list-item>
                        <text:list-item>
                          <text:p text:style-name="P5">Instruction [text: Telephone number (555) 555-5555]</text:p>
                        </text:list-item>
                        <text:list-item>
                          <text:p text:style-name="P5">Validation [type: phone][required:true][validate:yes]</text:p>
                        </text:list-item>
                        <text:list-item>
                          <text:p text:style-name="P5">Column [type:numeric][size:14][format:NNNNNNNNNN]</text:p>
                        </text:list-item>
                      </text:list>
                    </text:list-item>
                    <text:list-item>
                      <text:p text:style-name="P5">Control [name:ph_type] <text:s/>[visible: true] [width:10][height:1][showon:create,update, read]</text:p>
                      <text:list>
                        <text:list-item>
                          <text:p text:style-name="P5">[definition: 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UI[prompt: Phone Type][title: Type] [type:radio]</text:p>
                          <text:list>
                            <text:list-item>
                              <text:p text:style-name="P5">Option [name:Home][value:1]</text:p>
                            </text:list-item>
                            <text:list-item>
                              <text:p text:style-name="P5">Option [name:Mobile][value:2]</text:p>
                            </text:list-item>
                            <text:list-item>
                              <text:p text:style-name="P5">Option [name:Work][value:3]</text:p>
                            </text:list-item>
                            <text:list-item>
                              <text:p text:style-name="P5">Sample [sample:Mobile]</text:p>
                            </text:list-item>
                          </text:list>
                        </text:list-item>
                        <text:list-item>
                          <text:p text:style-name="P5">Instruction [text: (i.e., Home, Moble, Work)]</text:p>
                        </text:list-item>
                        <text:list-item>
                          <text:p text:style-name="P5">Validation [type: character][required:false][validate:yes]</text:p>
                        </text:list-item>
                        <text:list-item>
                          <text:p text:style-name="P5">Column [type:numeric][size:10][format:AAAAAAAAAA]</text:p>
                        </text:list-item>
                      </text:list>
                    </text:list-item>
                    <text:list-item>
                      <text:p text:style-name="P5">Control [name:ph_insertdate] [type:control][visible:false][showon:read,update]</text:p>
                      <text:list>
                        <text:list-item>
                          <text:p text:style-name="P5">[definition: Date and time <text:s/>comment was submitted]</text:p>
                        </text:list-item>
                        <text:list-item>
                          <text:p text:style-name="P5">Permission [name:guest][rights:create]</text:p>
                        </text:list-item>
                        <text:list-item>
                          <text:p text:style-name="P5">Permission [name:registrant][rights:read]</text:p>
                        </text:list-item>
                        <text:list-item>
                          <text:p text:style-name="P5">Permission [name:help-desk][rights:read]</text:p>
                        </text:list-item>
                        <text:list-item>
                          <text:p text:style-name="P5">Column [type:calendar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  <text:p text:style-name="P5">Instruction [text: ]</text:p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Table [name: </text:span><text:span text:style-name="T10">Mailing_Addresses</text:span><text:span text:style-name="T1">] [relationship:many][limit:][childof:</text:span><text:span text:style-name="T19">registrants</text:span><text:span text:style-name="T1">][type:table]</text:span></text:p>
                  <text:list>
                    <text:list-item>
                      <text:p text:style-name="P5">Definition [text: Mailing_Addresses table holds the users single mailing address.]</text:p>
                    </text:list-item>
                    <text:list-item>
                      <text:p text:style-name="P5">[description:Mailing_Addresses]</text:p>
                      <text:p text:style-name="P5"/>
                    </text:list-item>
                    <text:list-item>
                      <text:p text:style-name="P5">Control [name:ma_no] [type:control][visible:false][access:registrant,reviewer]</text:p>
                      <text:list>
                        <text:list-item>
                          <text:p text:style-name="P5">[definition: Primary Key is a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Column [type:integer][size:10][pk:yes][format:NNNNNNNNNN]</text:p>
                        </text:list-item>
                        <text:list-item>
                          <text:p text:style-name="P5">UI [prompt:<text:span text:style-name="T12">Primary Key</text:span>][title:Primary Key][type:hidden][format:NNNNNNNNNN]</text:p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 ]</text:p>
                        </text:list-item>
                      </text:list>
                    </text:list-item>
                    <text:list-item>
                      <text:p text:style-name="P5">Control [name:ma_rnno] [type:control][width:25][visible:false][access:registrant,reviewer]</text:p>
                      <text:list>
                        <text:list-item>
                          <text:p text:style-name="P5">[definition: Foreign Key is a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Column [type:integer][size:10][fk:yes][format:NNNNNNNNNN]</text:p>
                        </text:list-item>
                        <text:list-item>
                          <text:p text:style-name="P5">UI [prompt:<text:span text:style-name="T12">Foreign Key</text:span>][title:Foreign Key][type:hidden][format:NNNNNNNNNN]</text:p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 <text:s/>]</text:p>
                        </text:list-item>
                      </text:list>
                    </text:list-item>
                    <text:list-item>
                      <text:p text:style-name="P3"><text:span text:style-name="T1">Control [name:</text:span><text:span text:style-name="T15">ma_street</text:span><text:span text:style-name="T1">] <text:s/>[visible: true] [width:25][height:1][showon:create,update,read]][access:registrant,reviewer]</text:span></text:p>
                      <text:list>
                        <text:list-item>
                          <text:p text:style-name="P5">[definition: the complet street number and name.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</text:p>
                        </text:list-item>
                        <text:list-item>
                          <text:p text:style-name="P5">UI[prompt: <text:span text:style-name="T16">Street</text:span>][title: Street] [type:text]</text:p>
                          <text:list>
                            <text:list-item>
                              <text:p text:style-name="P5">Sample [sample:6767 West Street]</text:p>
                            </text:list-item>
                          </text:list>
                        </text:list-item>
                        <text:list-item>
                          <text:p text:style-name="P5">Instruction [text: Complete street name or a P.O. Box.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</text:list>
                    </text:list-item>
                    <text:list-item>
                      <text:p text:style-name="P5">Control [name:ma_municipality] <text:s/>[visible: true] [width:25][height:1][showon:create,update,read]</text:p>
                      <text:list>
                        <text:list-item>
                          <text:p text:style-name="P5">[definition: the current municipality 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</text:p>
                        </text:list-item>
                        <text:list-item>
                          <text:p text:style-name="P5">UI[prompt: <text:span text:style-name="T12">Municiple Unit</text:span>][title:Municipality] [type:text]</text:p>
                          <text:list>
                            <text:list-item>
                              <text:p text:style-name="P5">Sample [sample:Caseville]</text:p>
                            </text:list-item>
                          </text:list>
                        </text:list-item>
                        <text:list-item>
                          <text:p text:style-name="P5">Instruction [text: Complete municipality name. <text:s/>No abbreviations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</text:list>
                    </text:list-item>
                    <text:list-item>
                      <text:p text:style-name="P5">Control [name:ma_state] <text:s/>[visible: true] [width:25][height:1][showon:create,update,read][default:MI][access:registrant,reviewer]</text:p>
                      <text:list>
                        <text:list-item>
                          <text:p text:style-name="P5">[definition: the state. 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UI[prompt: <text:span text:style-name="T12">State</text:span>][title:State] [type:text]</text:p>
                          <text:list>
                            <text:list-item>
                              <text:p text:style-name="P5">Sample [sample:MI]</text:p>
                            </text:list-item>
                          </text:list>
                        </text:list-item>
                        <text:list-item>
                          <text:p text:style-name="P5">Instruction [text: State Abbreviation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][format:A-Z,a-z,0-9]</text:p>
                        </text:list-item>
                      </text:list>
                    </text:list-item>
                    <text:list-item>
                      <text:p text:style-name="P5">Control [name:ma_postalcode] <text:s/>[visible: true] [width:10][height:1][showon:create,update,read]</text:p>
                      <text:list>
                        <text:list-item>
                          <text:p text:style-name="P5">[definition: Postal code for the property. 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UI[prompt: <text:span text:style-name="T13">Postal Code</text:span>][title:Postal Code] [type:text]</text:p>
                          <text:list>
                            <text:list-item>
                              <text:p text:style-name="P5">Sample [sample:48725]</text:p>
                            </text:list-item>
                          </text:list>
                        </text:list-item>
                        <text:list-item>
                          <text:p text:style-name="P5">Instruction [text: Postal code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10][format:]</text:p>
                        </text:list-item>
                      </text:list>
                    </text:list-item>
                    <text:list-item>
                      <text:p text:style-name="P5">Control [name:ma_active] [visible:false][showon:update,read][default:Yes]</text:p>
                      <text:list>
                        <text:list-item>
                          <text:p text:style-name="P5">[definition: <text:span text:style-name="T12">Active</text:span> 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Column [type: boolean][size:1][format:0-1]</text:p>
                        </text:list-item>
                        <text:list-item>
                          <text:p text:style-name="P5">UI [prompt:Active][title:Active] [type:radio]</text:p>
                          <text:list>
                            <text:list-item>
                              <text:p text:style-name="P5">Option [name:yes][value:1]</text:p>
                            </text:list-item>
                            <text:list-item>
                              <text:p text:style-name="P5">Option[name:no][value:0]</text:p>
                            </text:list-item>
                            <text:list-item>
                              <text:p text:style-name="P5">Sample[sample:Yes]</text:p>
                            </text:list-item>
                          </text:list>
                        </text:list-item>
                        <text:list-item>
                          <text:p text:style-name="P5">Validation [type: boolean][required:true][validate:true]</text:p>
                        </text:list-item>
                        <text:list-item>
                          <text:p text:style-name="P5">Instruction [text: ]</text:p>
                        </text:list-item>
                      </text:list>
                    </text:list-item>
                    <text:list-item>
                      <text:p text:style-name="P5">Control [name:ma_insertdate] [type:control][visible:false][showon:read,update]</text:p>
                      <text:list>
                        <text:list-item>
                          <text:p text:style-name="P5">[definition: Date and time <text:s/>comment was submitted]</text:p>
                        </text:list-item>
                        <text:list-item>
                          <text:p text:style-name="P5">Permission [name:guest][rights:create]</text:p>
                        </text:list-item>
                        <text:list-item>
                          <text:p text:style-name="P5">Permission [name:registrant][rights:read]</text:p>
                        </text:list-item>
                        <text:list-item>
                          <text:p text:style-name="P5">Permission [name:help-desk][rights:read]</text:p>
                        </text:list-item>
                        <text:list-item>
                          <text:p text:style-name="P5">Column [type:calendar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 ]</text:p>
                        </text:list-item>
                      </text:list>
                    </text:list-item>
                    <text:list-item>
                      <text:p text:style-name="P5">Control [name:ma_lastuserno] [type:control][visible:false]</text:p>
                      <text:list>
                        <text:list-item>
                          <text:p text:style-name="P5">[definition: Last User Number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Column [type:integer][size:10][fk:yes][format:NNNNNNNNNN]</text:p>
                        </text:list-item>
                        <text:list-item>
                          <text:p text:style-name="P5">UI [prompt:<text:span text:style-name="T12">Last User Number</text:span>][title:Last User Number][type:hidden][format:NNNNNNNNNN]</text:p>
                        </text:list-item>
                        <text:list-item>
                          <text:p text:style-name="P5">Validation [type: User-Confirm][validate:true][low:1][high:9999999999]</text:p>
                        </text:list-item>
                        <text:list-item>
                          <text:p text:style-name="P5">Instruction [text: ]</text:p>
                          <text:p text:style-name="P5"/>
                          <text:p text:style-name="P5"/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1">Table [name: </text:span><text:span text:style-name="T18">IndividualStatus</text:span><text:span text:style-name="T1">] [relationship:one][limit:1][childof:</text:span><text:span text:style-name="T19">registrants</text:span><text:span text:style-name="T1">][type:table]</text:span></text:p>
                  <text:list>
                    <text:list-item>
                      <text:p text:style-name="P5">[description:IndividualStatus]</text:p>
                    </text:list-item>
                    <text:list-item>
                      <text:p text:style-name="P5">Definition [text: IndividualStatus table holds the user status in terms of user experience and expertise]</text:p>
                      <text:p text:style-name="P5"/>
                    </text:list-item>
                    <text:list-item>
                      <text:p text:style-name="P5">Control [name:exp_no] [type:control][visible:false]</text:p>
                      <text:list>
                        <text:list-item>
                          <text:p text:style-name="P5">[definition: Primary Key is a]</text:p>
                        </text:list-item>
                        <text:list-item>
                          <text:p text:style-name="P5">Permission [name:registrant][rights:create,read]</text:p>
                        </text:list-item>
                        <text:list-item>
                          <text:p text:style-name="P5">Permission [name:reviewer][rights:create,read,update]]</text:p>
                        </text:list-item>
                        <text:list-item>
                          <text:p text:style-name="P5">Permission [name:help-desk][rights:read]</text:p>
                        </text:list-item>
                        <text:list-item>
                          <text:p text:style-name="P5">Column [type:integer][size:10][pk:yes][format:NNNNNNNNNN]</text:p>
                        </text:list-item>
                        <text:list-item>
                          <text:p text:style-name="P5">UI [prompt:Primary Key][title:Primary Key][type:hidden][format:NNNNNNNNNN]</text:p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 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exp_rnno] [type:control][width:25][visible:false]</text:p>
                      <text:list>
                        <text:list-item>
                          <text:p text:style-name="P5">[definition: foreign key to regsitrants]</text:p>
                        </text:list-item>
                        <text:list-item>
                          <text:p text:style-name="P5">Permission [name:registrant][rights:create,read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Permission [name:reviewer][rights:read]</text:p>
                        </text:list-item>
                        <text:list-item>
                          <text:p text:style-name="P5">Column [type:integer][size:10][fk:yes][format:NNNNNNNNNN]</text:p>
                        </text:list-item>
                        <text:list-item>
                          <text:p text:style-name="P5">UI [prompt:Foreign Key][title:Foreign Key][type:hidden][format:NNNNNNNNNN]</text:p>
                        </text:list-item>
                        <text:list-item>
                          <text:p text:style-name="P5">Validation [type: numeric][validate:true]</text:p>
                        </text:list-item>
                        <text:list-item>
                          <text:p text:style-name="P5">Instruction [text:]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exp_experience] <text:s/>[visible: true] [width:25][height:1][showon:create,update,read][default:0]</text:p>
                      <text:list>
                        <text:list-item>
                          <text:p text:style-name="P5">[definition: List of experience options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Permission [name:reviewer][rights:read]</text:p>
                        </text:list-item>
                        <text:list-item>
                          <text:p text:style-name="P5">UI[prompt: Judge your Experience][title:Experience] [type:radio]</text:p>
                          <text:list>
                            <text:list-item>
                              <text:p text:style-name="P5">Option [name:Undefined][value:0]</text:p>
                            </text:list-item>
                            <text:list-item>
                              <text:p text:style-name="P5">Option [name:Novice][value:1]</text:p>
                            </text:list-item>
                            <text:list-item>
                              <text:p text:style-name="P5">Option [name:Successful Nomination][value:2]</text:p>
                            </text:list-item>
                            <text:list-item>
                              <text:p text:style-name="P5">Option [name:Successful Project][value:3]</text:p>
                            </text:list-item>
                            <text:list-item>
                              <text:p text:style-name="P5">Option [name:Portfolio of Projects][value:4]</text:p>
                            </text:list-item>
                            <text:list-item>
                              <text:p text:style-name="P5">Sample [sample:Successful Nomination]</text:p>
                            </text:list-item>
                          </text:list>
                        </text:list-item>
                        <text:list-item>
                          <text:p text:style-name="P5">Instruction [text: Your expertise is important with regards to filling out applicaitons.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</text:list>
                      <text:p text:style-name="P5"/>
                    </text:list-item>
                    <text:list-item>
                      <text:p text:style-name="P5">Control [name:exp_expertise] <text:s/>[visible: true] [width:25][height:1][showon:create,update,read][default:0]</text:p>
                      <text:list>
                        <text:list-item>
                          <text:p text:style-name="P5">[definition: List of expertise options]</text:p>
                        </text:list-item>
                        <text:list-item>
                          <text:p text:style-name="P5">Permission [name:registrant][rights:create,read,update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Permission [name:reviewer][rights:read]</text:p>
                        </text:list-item>
                        <text:list-item>
                          <text:p text:style-name="P5">UI[prompt: Judge your Expertise][title:Expertise] [type:radio]</text:p>
                          <text:list>
                            <text:list-item>
                              <text:p text:style-name="P5">Option [name:Undefined][value:0]</text:p>
                            </text:list-item>
                            <text:list-item>
                              <text:p text:style-name="P5">Option [name:Novice][value:1]</text:p>
                            </text:list-item>
                            <text:list-item>
                              <text:p text:style-name="P5">Option [name:Related Training][value:2]</text:p>
                            </text:list-item>
                            <text:list-item>
                              <text:p text:style-name="P5">Option [name:Professional Training][value:3]</text:p>
                            </text:list-item>
                            <text:list-item>
                              <text:p text:style-name="P5">Option [name:Advanced Professional][value:4]</text:p>
                            </text:list-item>
                            <text:list-item>
                              <text:p text:style-name="P5">Sample [sample:Novice]</text:p>
                            </text:list-item>
                          </text:list>
                        </text:list-item>
                        <text:list-item>
                          <text:p text:style-name="P5">Instruction [text: Your experience is important with regards to filling out applicaitons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  <text:p text:style-name="P5"/>
                        </text:list-item>
                      </text:list>
                    </text:list-item>
                    <text:list-item>
                      <text:p text:style-name="P5">Control [name:exp_status] <text:s/>[visible: true] [width:25][height:1][showon:update,read][default:0]</text:p>
                      <text:list>
                        <text:list-item>
                          <text:p text:style-name="P5">[definition: List of Access]</text:p>
                        </text:list-item>
                        <text:list-item>
                          <text:p text:style-name="P5">Permission [name:help-desk][rights:create,read,update]]</text:p>
                        </text:list-item>
                        <text:list-item>
                          <text:p text:style-name="P5">Permission [name:reviewer][rights:read,update]</text:p>
                        </text:list-item>
                        <text:list-item>
                          <text:p text:style-name="P5">UI[prompt: Assign Access Level][title: Access Level] [type:radio]</text:p>
                          <text:list>
                            <text:list-item>
                              <text:p text:style-name="P5">Option [name:Undefined][value:0]</text:p>
                            </text:list-item>
                            <text:list-item>
                              <text:p text:style-name="P5">Option [name:Novice][value:1]</text:p>
                            </text:list-item>
                            <text:list-item>
                              <text:p text:style-name="P5">Option [name:Related Training][value:2]</text:p>
                            </text:list-item>
                            <text:list-item>
                              <text:p text:style-name="P5">Option [name:Professional Training][value:3]</text:p>
                            </text:list-item>
                            <text:list-item>
                              <text:p text:style-name="P5">Option [name:Advanced Professional][value:4]</text:p>
                            </text:list-item>
                          </text:list>
                        </text:list-item>
                        <text:list-item>
                          <text:p text:style-name="P5">Instruction [text: ]</text:p>
                        </text:list-item>
                        <text:list-item>
                          <text:p text:style-name="P5">Validation [type: character][required:true][validate:yes]</text:p>
                        </text:list-item>
                        <text:list-item>
                          <text:p text:style-name="P5">Column [type:character][size:256][format:A-Z,a-z,0-9]</text:p>
                        </text:list-item>
                      </text:list>
                    </text:list-item>
                    <text:list-item>
                      <text:p text:style-name="P5">Control [name:exp_insertdate] [type:control][visible:false][showon:read,update]</text:p>
                      <text:list>
                        <text:list-item>
                          <text:p text:style-name="P5">[definition: Date and time <text:s/>submitted]</text:p>
                        </text:list-item>
                        <text:list-item>
                          <text:p text:style-name="P5">Permission [name:guest][rights:create]</text:p>
                        </text:list-item>
                        <text:list-item>
                          <text:p text:style-name="P5">Permission [name:registrant][rights:read]</text:p>
                        </text:list-item>
                        <text:list-item>
                          <text:p text:style-name="P5">Permission [name:help-desk][rights:read]</text:p>
                        </text:list-item>
                        <text:list-item>
                          <text:p text:style-name="P5">Column [type:calendar][size:8][format:NNNNNNNNNN]</text:p>
                        </text:list-item>
                        <text:list-item>
                          <text:p text:style-name="P5">UI [prompt:Created][title:Created][type:label][format:NNNNNNNNNN]</text:p>
                          <text:list>
                            <text:list-item>
                              <text:p text:style-name="P5">Sample [sample:10/30/2011]</text:p>
                            </text:list-item>
                          </text:list>
                        </text:list-item>
                        <text:list-item>
                          <text:p text:style-name="P5">Validation [type: numeric][validate:true]</text:p>
                          <text:p text:style-name="P5">Instruction [text: ]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Table [name: <text:span text:style-name="T8">Password_Requests</text:span>] [type:table]</text:p>
              <text:list>
                <text:list-item>
                  <text:p text:style-name="P5">Definition [text: Password requests stores requests, along with when the request was submitted and by whom.]</text:p>
                </text:list-item>
                <text:list-item>
                  <text:p text:style-name="P5">[description:Password_Requiests]</text:p>
                  <text:p text:style-name="P5"/>
                </text:list-item>
                <text:list-item>
                  <text:p text:style-name="P5">Control [name:pr_name] <text:s/>[visible: true] [width:100][height:1][showon:create]</text:p>
                  <text:list>
                    <text:list-item>
                      <text:p text:style-name="P5">[definition: the user name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help-desk][rights:create]</text:p>
                    </text:list-item>
                    <text:list-item>
                      <text:p text:style-name="P5">UI[prompt: Your Email Address][title: Email [type:text]</text:p>
                      <text:list>
                        <text:list-item>
                          <text:p text:style-name="P5">Sample [sample:smithj@yahoo.com]</text:p>
                        </text:list-item>
                      </text:list>
                    </text:list-item>
                    <text:list-item>
                      <text:p text:style-name="P5">Instruction [text: Email Address name@yahoo.com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5">Control [name:pr_insertdate] [type:control][visible:fals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calendar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</text:list>
            </text:list-item>
            <text:list-item>
              <text:p text:style-name="P5">Table [name: <text:span text:style-name="T8">Login_Requests</text:span>] [type: sproc]</text:p>
              <text:list>
                <text:list-item>
                  <text:p text:style-name="P5">Definition [text: this is a sproc for handling logins. <text:s/>Actual data is not stored.]</text:p>
                </text:list-item>
                <text:list-item>
                  <text:p text:style-name="P5">[description:Login_Requests]</text:p>
                  <text:p text:style-name="P5"/>
                </text:list-item>
                <text:list-item>
                  <text:p text:style-name="P5">Control [name:lr_email] <text:s/>[visible: true] [width:100][height:1][showon:create,update,read]</text:p>
                  <text:list>
                    <text:list-item>
                      <text:p text:style-name="P5">[definition: the users email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help-desk][rights:create]</text:p>
                    </text:list-item>
                    <text:list-item>
                      <text:p text:style-name="P5">UI[prompt: Your Email][title: Email] [type:text]</text:p>
                      <text:list>
                        <text:list-item>
                          <text:p text:style-name="P5">Sample [sample:smithj@yahoo.com]</text:p>
                        </text:list-item>
                      </text:list>
                    </text:list-item>
                    <text:list-item>
                      <text:p text:style-name="P5">Instruction [text: Email Address name@yahoo.com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AAAAAAAA]</text:p>
                    </text:list-item>
                  </text:list>
                  <text:p text:style-name="P5"/>
                </text:list-item>
                <text:list-item>
                  <text:p text:style-name="P5">Control [name:lr_password] <text:s/>[visible: true] [width:25][height:1][showon:create]</text:p>
                  <text:list>
                    <text:list-item>
                      <text:p text:style-name="P5">[definition: the passwor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help-desk][rights:create]</text:p>
                    </text:list-item>
                    <text:list-item>
                      <text:p text:style-name="P5">UI[prompt: Password][title:Password] [type:text]</text:p>
                      <text:list>
                        <text:list-item>
                          <text:p text:style-name="P5">Sample[sample:**********]</text:p>
                        </text:list-item>
                      </text:list>
                    </text:list-item>
                    <text:list-item>
                      <text:p text:style-name="P5">Instruction [text: Your Password (this should never appear anywhere)]</text:p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10][format:AAAAAAAAAA]</text:p>
                    </text:list-item>
                  </text:list>
                </text:list-item>
                <text:list-item>
                  <text:p text:style-name="P5">Control [name:lr_insertdate] [type:control][visible:fals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calendar][size:8][format:NNNNNNNNNN]</text:p>
                    </text:list-item>
                    <text:list-item>
                      <text:p text:style-name="P5">UI [prompt:Created][title:Created][type:label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18">EditTracker</text:span><text:span text:style-name="T1">] [relationship:one][limit:1][type:table]</text:span></text:p>
              <text:list>
                <text:list-item>
                  <text:p text:style-name="P5">[description:EditTracker]</text:p>
                  <text:p text:style-name="P5"/>
                </text:list-item>
                <text:list-item>
                  <text:p text:style-name="P5">Control [name:et_no] [type:control][visible:false]</text:p>
                  <text:list>
                    <text:list-item>
                      <text:p text:style-name="P5">[definition: Primary Key is a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pk:yes][format:NNNNNNNNNN]</text:p>
                    </text:list-item>
                    <text:list-item>
                      <text:p text:style-name="P5">UI [prompt:Primary Key][title:Primary Key][type:hidden][format:NNNNNNNNNN]</text:p>
                    </text:list-item>
                    <text:list-item>
                      <text:p text:style-name="P5">Validation [type: numeric][validate: ]</text:p>
                    </text:list-item>
                    <text:list-item>
                      <text:p text:style-name="P5">Instruction [text: ]</text:p>
                      <text:p text:style-name="P5"/>
                    </text:list-item>
                  </text:list>
                </text:list-item>
                <text:list-item>
                  <text:p text:style-name="P5">Control [name:et_src_no] [type:control][width:25][visible:false]</text:p>
                  <text:list>
                    <text:list-item>
                      <text:p text:style-name="P5">[definition: key value for the record that was change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fk:yes][format:NNNNNNNNNN]</text:p>
                    </text:list-item>
                    <text:list-item>
                      <text:p text:style-name="P5">UI [prompt:Record Number][title:Record Number][type:hidden][format:NNNNNNNNNN]</text:p>
                    </text:list-item>
                    <text:list-item>
                      <text:p text:style-name="P5">Validation [type: numeric][validate:]</text:p>
                    </text:list-item>
                    <text:list-item>
                      <text:p text:style-name="P5">Instruction [text: ]</text:p>
                      <text:p text:style-name="P5"/>
                    </text:list-item>
                  </text:list>
                </text:list-item>
                <text:list-item>
                  <text:p text:style-name="P5">Control [name:et_src_column] <text:s/>[visible: true] [width:25][height:1][showon:read][default:0]</text:p>
                  <text:list>
                    <text:list-item>
                      <text:p text:style-name="P5">[definition: Source column name, origin of the change.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UI[prompt: Source Column Name][title:Source Column Name] [type: <text:span text:style-name="T21">text</text:span>]</text:p>
                      <text:list>
                        <text:list-item>
                          <text:p text:style-name="P5">Sample [sample: ma_street]</text:p>
                        </text:list-item>
                      </text:list>
                    </text:list-item>
                    <text:list-item>
                      <text:p text:style-name="P5">Instruction [text: ]</text:p>
                    </text:list-item>
                    <text:list-item>
                      <text:p text:style-name="P5">Validation [type: character][required:true][validate:no]</text:p>
                    </text:list-item>
                    <text:list-item>
                      <text:p text:style-name="P5">Column [type:character][size:256][format:]</text:p>
                      <text:p text:style-name="P5"/>
                    </text:list-item>
                  </text:list>
                </text:list-item>
                <text:list-item>
                  <text:p text:style-name="P5">Control [name: et_src_table] <text:s/>[visible: true] [width:25][height:1][showon:read][default:0]</text:p>
                  <text:list>
                    <text:list-item>
                      <text:p text:style-name="P5">[definition: Source table name for the change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UI[prompt: Source table name ][title:Source table] [type: <text:span text:style-name="T21">text</text:span>]</text:p>
                      <text:list>
                        <text:list-item>
                          <text:p text:style-name="P5">Sample [sample: 1]</text:p>
                        </text:list-item>
                      </text:list>
                    </text:list-item>
                    <text:list-item>
                      <text:p text:style-name="P5">Instruction [text: ]</text:p>
                    </text:list-item>
                    <text:list-item>
                      <text:p text:style-name="P5">Validation [type: character][required:true][validate:no]</text:p>
                    </text:list-item>
                    <text:list-item>
                      <text:p text:style-name="P5">Column [type:character][size:256][format:]</text:p>
                      <text:p text:style-name="P5"/>
                    </text:list-item>
                  </text:list>
                </text:list-item>
                <text:list-item>
                  <text:p text:style-name="P5">Control [name:et_chg_date] [visible:true][default: Get-Today-Date]</text:p>
                  <text:list>
                    <text:list-item>
                      <text:p text:style-name="P5">[definition: Insert date is the date and time the record was inserted 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 datetime][size:8][format: ]</text:p>
                    </text:list-item>
                    <text:list-item>
                      <text:p text:style-name="P5">UI [prompt:Change<text:span text:style-name="T12"> Date</text:span>][title: Change Date][type:calendar][format:MM/DD/YYYY:HH:MM:SS]</text:p>
                    </text:list-item>
                    <text:list-item>
                      <text:p text:style-name="P5">Validation [type: datetime][validate:false]</text:p>
                    </text:list-item>
                    <text:list-item>
                      <text:p text:style-name="P5">Instruction [text: <text:s/>]</text:p>
                      <text:p text:style-name="P5"/>
                    </text:list-item>
                  </text:list>
                </text:list-item>
                <text:list-item>
                  <text:p text:style-name="P5">Control [name:et_edtiorno] [type:control][visible:false]</text:p>
                  <text:list>
                    <text:list-item>
                      <text:p text:style-name="P5">[definition: Registrant number of the person making the change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fk:yes][format:NNNNNNNNNN]</text:p>
                    </text:list-item>
                    <text:list-item>
                      <text:p text:style-name="P5">UI [prompt: Registrant <text:span text:style-name="T12">Number</text:span>][title:Registrant Number][type:hidden][format:NNNNNNNNNN]</text:p>
                    </text:list-item>
                    <text:list-item>
                      <text:p text:style-name="P5">Validation [type: User-Confirm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10">Comments</text:span><text:span text:style-name="T1">][relationship:one][limit:1][type:table]</text:span></text:p>
              <text:list>
                <text:list-item>
                  <text:p text:style-name="P5">Definition [text: Registrants table holds the user system identification]</text:p>
                </text:list-item>
                <text:list-item>
                  <text:p text:style-name="P5">[description:Comments]</text:p>
                  <text:p text:style-name="P5"/>
                </text:list-item>
                <text:list-item>
                  <text:p text:style-name="P5">Control [name:cm_no] [type:control][visible:false]</text:p>
                  <text:list>
                    <text:list-item>
                      <text:p text:style-name="P5">[definition: Primary Key is a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pk:yes][format:NNNNNNNNNN]</text:p>
                    </text:list-item>
                    <text:list-item>
                      <text:p text:style-name="P5">UI [prompt:Primary Key][title:Primary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threadno] [type:control][visible:false]</text:p>
                  <text:list>
                    <text:list-item>
                      <text:p text:style-name="P5">[definition: Thread Key is used to tie replies to comments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format:NNNNNNNNNN]</text:p>
                    </text:list-item>
                    <text:list-item>
                      <text:p text:style-name="P5">UI [prompt:Thread Key][title:Thread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text] <text:s/>[visible: true] [width:50][height:10][showon:create,update,read]</text:p>
                  <text:list>
                    <text:list-item>
                      <text:p text:style-name="P5">[definition: ]</text:p>
                    </text:list-item>
                    <text:list-item>
                      <text:p text:style-name="P5">Permission [name:registrant][rights:create, read, update]</text:p>
                    </text:list-item>
                    <text:list-item>
                      <text:p text:style-name="P5">Permission [name:reviewer][rights:create, read, update]</text:p>
                    </text:list-item>
                    <text:list-item>
                      <text:p text:style-name="P5">Permission [name:help-desk][rights:read,update]</text:p>
                    </text:list-item>
                    <text:list-item>
                      <text:p text:style-name="P5">UI[prompt: Comment][title:Comment] [type:text]</text:p>
                      <text:list>
                        <text:list-item>
                          <text:p text:style-name="P5">Sample [sample: What is up with Experience and Expertise] </text:p>
                        </text:list-item>
                      </text:list>
                    </text:list-item>
                    <text:list-item>
                      <text:p text:style-name="P5">Validation [type: character][required:true][validate:yes]</text:p>
                    </text:list-item>
                    <text:list-item>
                      <text:p text:style-name="P5">Column [type:character][size:256][format:A-Z,a-z,0-9]</text:p>
                    </text:list-item>
                  </text:list>
                </text:list-item>
                <text:list-item>
                  <text:p text:style-name="P5">Control [name:cm_rnno] [type:control][visible:false]</text:p>
                  <text:list>
                    <text:list-item>
                      <text:p text:style-name="P5">[definition: Registrant making the comment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create,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fk:yes][format:NNNNNNNNNN]</text:p>
                    </text:list-item>
                    <text:list-item>
                      <text:p text:style-name="P5">UI [prompt: s][title:Registrant Number][type:hidden][format:NNNNNNNNNN]</text:p>
                    </text:list-item>
                    <text:list-item>
                      <text:p text:style-name="P5">Validation [type: User-Confirm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pgno] [type:control][visible:false]</text:p>
                  <text:list>
                    <text:list-item>
                      <text:p text:style-name="P5">[definition: Page where comment was given.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fk:yes][format:NNNNNNNNNN]</text:p>
                    </text:list-item>
                    <text:list-item>
                      <text:p text:style-name="P5">UI [prompt:foreing Key][title:foreign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prno] [type:control][visible:false]</text:p>
                  <text:list>
                    <text:list-item>
                      <text:p text:style-name="P5">[definition: Process .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integer][size:10][fk:yes][format:NNNNNNNNNN]</text:p>
                    </text:list-item>
                    <text:list-item>
                      <text:p text:style-name="P5">UI [prompt:foreing Key][title:foreign Key][type:hidden][format:NNNNNNNNNN]</text:p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  <text:list-item>
                  <text:p text:style-name="P5">Control [name:cm_insertdate] [type:control][visible:false][showon:read,update]</text:p>
                  <text:list>
                    <text:list-item>
                      <text:p text:style-name="P5">[definition: Date and time <text:s/>comment was submitted]</text:p>
                    </text:list-item>
                    <text:list-item>
                      <text:p text:style-name="P5">Permission [name:guest][rights:create]</text:p>
                    </text:list-item>
                    <text:list-item>
                      <text:p text:style-name="P5">Permission [name:registrant][rights:read]</text:p>
                    </text:list-item>
                    <text:list-item>
                      <text:p text:style-name="P5">Permission [name:help-desk][rights:read]</text:p>
                    </text:list-item>
                    <text:list-item>
                      <text:p text:style-name="P5">Column [type:calendar][size:8][format:NNNNNNNNNN]</text:p>
                    </text:list-item>
                    <text:list-item>
                      <text:p text:style-name="P5">UI [prompt:Created][title:Created][type:calendar][format:NNNNNNNNNN]</text:p>
                      <text:list>
                        <text:list-item>
                          <text:p text:style-name="P5">Sample [sample:10/30/2011]</text:p>
                        </text:list-item>
                      </text:list>
                    </text:list-item>
                    <text:list-item>
                      <text:p text:style-name="P5">Validation [type: numeric][validate:true]</text:p>
                    </text:list-item>
                    <text:list-item>
                      <text:p text:style-name="P5">Instruction [text: 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list xml:id="list35228647" text:continue-numbering="true" text:style-name="L1">
        <text:list-item>
          <text:list>
            <text:list-item>
              <text:p text:style-name="P3"><text:span text:style-name="T1">Table [name: </text:span><text:span text:style-name="T18">Process</text:span><text:span text:style-name="T1">] [type:table]</text:span></text:p>
              <text:list>
                <text:list-item>
                  <text:p text:style-name="P5">[description:Process]</text:p>
                </text:list-item>
                <text:list-item>
                  <text:p text:style-name="P5">Control [name:<text:span text:style-name="T20">pr_no</text:span>] [type:control][visible:false]</text:p>
                  <text:list>
                    <text:list-item>
                      <text:list>
                        <text:list-item>
                          <text:p text:style-name="P5">[definition: ]</text:p>
                        </text:list-item>
                        <text:list-item>
                          <text:p text:style-name="P5">Permission [name:designer][rights:create, read, update, delete]</text:p>
                        </text:list-item>
                        <text:list-item>
                          <text:p text:style-name="P5">Permission [name:guest][rights:read]</text:p>
                        </text:list-item>
                        <text:list-item>
                          <text:p text:style-name="P5">Permission [name:registrant][rights:read]</text:p>
                        </text:list-item>
                        <text:list-item>
                          <text:p text:style-name="P5">Permission [name:help-desk][rights:read]</text:p>
                        </text:list-item>
                        <text:list-item>
                          <text:p text:style-name="P5">Column [type:integer][size:10][pk:yes][format:NNNNNNNNNN]</text:p>
                        </text:list-item>
                        <text:list-item>
                          <text:p text:style-name="P5">UI [prompt:Primary Key][title:Primary Key][type:hidden][format:NNNNNNNNNN]</text:p>
                        </text:list-item>
                        <text:list-item>
                          <text:p text:style-name="P5">Validation [type: numeric][validate: ]</text:p>
                          <text:p text:style-name="P5"/>
                        </text:list-item>
                      </text:list>
                    </text:list-item>
                    <text:list-item>
                      <text:p text:style-name="P3"><text:span text:style-name="T1">Table [name: </text:span><text:span text:style-name="T18">Pages</text:span><text:span text:style-name="T1">] [type:table]</text:span></text:p>
                      <text:list>
                        <text:list-item>
                          <text:p text:style-name="P5">[description:Pages]</text:p>
                        </text:list-item>
                        <text:list-item>
                          <text:p text:style-name="P5">Control [name:<text:span text:style-name="T20">pg_no</text:span>] [type:control][visible:false]</text:p>
                          <text:list>
                            <text:list-item>
                              <text:p text:style-name="P5">[definition: Primary Key is a]</text:p>
                            </text:list-item>
                            <text:list-item>
                              <text:p text:style-name="P5">Permission [name:designer][rights:create, read, update, delete]</text:p>
                            </text:list-item>
                            <text:list-item>
                              <text:p text:style-name="P5">Permission [name:guest][rights:read]</text:p>
                            </text:list-item>
                            <text:list-item>
                              <text:p text:style-name="P5">Permission [name:registrant][rights:read]</text:p>
                            </text:list-item>
                            <text:list-item>
                              <text:p text:style-name="P5">Permission [name:help-desk][rights:read]</text:p>
                            </text:list-item>
                            <text:list-item>
                              <text:p text:style-name="P5">Column [type:integer][size:10][pk:yes][format:NNNNNNNNNN]</text:p>
                            </text:list-item>
                            <text:list-item>
                              <text:p text:style-name="P5">UI [prompt:Primary Key][title:Primary Key][type:hidden][format:NNNNNNNNNN]</text:p>
                            </text:list-item>
                            <text:list-item>
                              <text:p text:style-name="P5">Validation [type: numeric][validate: ]</text:p>
                            </text:list-item>
                          </text:list>
                          <text:p text:style-name="P5"/>
                        </text:list-item>
                        <text:list-item>
                          <text:p text:style-name="P5">Control [name:<text:span text:style-name="T20">pg_name</text:span>] <text:s/>[visible: true] [width:25][height:1][showon:read][default:0]</text:p>
                          <text:list>
                            <text:list-item>
                              <text:p text:style-name="P5">[definition: name of page]</text:p>
                            </text:list-item>
                            <text:list-item>
                              <text:p text:style-name="P5">Permission [name:guest][rights:read]</text:p>
                            </text:list-item>
                            <text:list-item>
                              <text:p text:style-name="P5">Permission [name:registrant][rights:read]</text:p>
                            </text:list-item>
                            <text:list-item>
                              <text:p text:style-name="P5">Permission [name:help-desk][rights:read]</text:p>
                            </text:list-item>
                            <text:list-item>
                              <text:p text:style-name="P5">Permission [name:designer][rights:create, read, update, delete]</text:p>
                            </text:list-item>
                            <text:list-item>
                              <text:p text:style-name="P5">UI[prompt: Page Name ][title:Page Name] [type:text]</text:p>
                              <text:list>
                                <text:list-item>
                                  <text:p text:style-name="P5">Sample [sample: 1]</text:p>
                                </text:list-item>
                              </text:list>
                            </text:list-item>
                            <text:list-item>
                              <text:p text:style-name="P5">Instruction [text: ]</text:p>
                            </text:list-item>
                            <text:list-item>
                              <text:p text:style-name="P5">Validation [type: character][required:true][validate:no]</text:p>
                            </text:list-item>
                            <text:list-item>
                              <text:p text:style-name="P5">Column [type:character][size:256][format:]</text:p>
                            </text:list-item>
                          </text:list>
                        </text:list-item>
                        <text:list-item>
                          <text:p text:style-name="P5">Control [name:pg_insertdate] [type:control][visible:false][showon:read,update]</text:p>
                          <text:list>
                            <text:list-item>
                              <text:p text:style-name="P5">[definition: Date and time <text:s/>comment was submitted]</text:p>
                            </text:list-item>
                            <text:list-item>
                              <text:p text:style-name="P5">Permission [name:guest][rights:create]</text:p>
                            </text:list-item>
                            <text:list-item>
                              <text:p text:style-name="P5">Permission [name:registrant][rights:read]</text:p>
                            </text:list-item>
                            <text:list-item>
                              <text:p text:style-name="P5">Permission [name:help-desk][rights:read]</text:p>
                            </text:list-item>
                            <text:list-item>
                              <text:p text:style-name="P5">Column [type:calendar][size:8][format:NNNNNNNNNN]</text:p>
                            </text:list-item>
                            <text:list-item>
                              <text:p text:style-name="P5">UI [prompt:Created][title:Created][type:label][format:NNNNNNNNNN]</text:p>
                              <text:list>
                                <text:list-item>
                                  <text:p text:style-name="P5">Sample [sample:10/30/2011]</text:p>
                                </text:list-item>
                              </text:list>
                            </text:list-item>
                            <text:list-item>
                              <text:p text:style-name="P5">Validation [type: numeric][validate:true]</text:p>
                            </text:list-item>
                            <text:list-item>
                              <text:p text:style-name="P5">Instruction [text: ]</text:p>
                            </text:list-item>
                          </text:list>
                          <text:p text:style-name="P5"/>
                        </text:list-item>
                        <text:list-item>
                          <text:p text:style-name="P3"><text:span text:style-name="T1">Table [name: </text:span><text:span text:style-name="T18">Page_Labels</text:span><text:span text:style-name="T1">] [type:table][relationship:many][limit:10]</text:span></text:p>
                          <text:list>
                            <text:list-item>
                              <text:p text:style-name="P5">[description:Page_Labels]</text:p>
                            </text:list-item>
                            <text:list-item>
                              <text:p text:style-name="P5">[definition: Page_Labels table stores a small amount of text that ]</text:p>
                            </text:list-item>
                            <text:list-item>
                              <text:p text:style-name="P5">Control [name:<text:span text:style-name="T20">pd_no</text:span>] [type:control][visible:false]</text:p>
                              <text:list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[definition: Primary Key is a]</text:p>
                                </text:list-item>
                                <text:list-item>
                                  <text:p text:style-name="P5">Column [type:integer][size:10][pk:yes][format:NNNNNNNNNN]</text:p>
                                </text:list-item>
                                <text:list-item>
                                  <text:p text:style-name="P5">UI [prompt:Primary Key][title:Primary Key][type:hidden][format:NNNNNNNNNN]</text:p>
                                </text:list-item>
                                <text:list-item>
                                  <text:p text:style-name="P5">Validation [type: numeric][validate: 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d_pgno</text:span>] [type:control][width:25][visible:false]</text:p>
                              <text:list>
                                <text:list-item>
                                  <text:p text:style-name="P5">[definition: Foreign Key is a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integer][size:10][fk:yes][format:NNNNNNNNNN]</text:p>
                                </text:list-item>
                                <text:list-item>
                                  <text:p text:style-name="P5">UI [prompt:<text:span text:style-name="T14">Foreign Key</text:span>][title:Foreign Key][type:hidden][format:NNNNNNNNNN]</text:p>
                                </text:list-item>
                                <text:list-item>
                                  <text:p text:style-name="P5">Validation [type: numeric][validate:tru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d_label</text:span>] [width:25][visible:false]</text:p>
                              <text:list>
                                <text:list-item>
                                  <text:p text:style-name="P5">[definition: <text:s/>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character][size:10][format:A]</text:p>
                                </text:list-item>
                                <text:list-item>
                                  <text:p text:style-name="P5">UI [prompt:][title:][type:label][format:A]</text:p>
                                </text:list-item>
                                <text:list-item>
                                  <text:p text:style-name="P5">Validation [type: character][validate:fals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Control [name:pd_insertdate] [type:control][visible:false][showon:read,update]</text:p>
                          <text:list>
                            <text:list-item>
                              <text:p text:style-name="P5">[definition: Date and time <text:s/>comment was submitted]</text:p>
                            </text:list-item>
                            <text:list-item>
                              <text:p text:style-name="P5">Permission [name:guest][rights:create]</text:p>
                            </text:list-item>
                            <text:list-item>
                              <text:p text:style-name="P5">Permission [name:registrant][rights:read]</text:p>
                            </text:list-item>
                            <text:list-item>
                              <text:p text:style-name="P5">Permission [name:help-desk][rights:read]</text:p>
                            </text:list-item>
                            <text:list-item>
                              <text:p text:style-name="P5">Column [type:calendar][size:8][format:NNNNNNNNNN]</text:p>
                            </text:list-item>
                            <text:list-item>
                              <text:p text:style-name="P5">UI [prompt:Created][title:Created][type:label][format:NNNNNNNNNN]</text:p>
                              <text:list>
                                <text:list-item>
                                  <text:p text:style-name="P5">Sample [sample:10/30/2011]</text:p>
                                </text:list-item>
                              </text:list>
                            </text:list-item>
                            <text:list-item>
                              <text:p text:style-name="P5">Validation [type: numeric][validate:true]</text:p>
                            </text:list-item>
                            <text:list-item>
                              <text:p text:style-name="P5">Instruction [text: ]</text:p>
                            </text:list-item>
                          </text:list>
                        </text:list-item>
                        <text:list-item>
                          <text:p text:style-name="P3"><text:span text:style-name="T1">Table [name: </text:span><text:span text:style-name="T18">Page_Controls</text:span><text:span text:style-name="T1">] [type:table][relationship:many][limit:10]</text:span></text:p>
                          <text:list>
                            <text:list-item>
                              <text:p text:style-name="P5">[description:Page_Controls]</text:p>
                            </text:list-item>
                            <text:list-item>
                              <text:p text:style-name="P5">[definition: Page_Labels table stores a small amount of text that ]</text:p>
                            </text:list-item>
                            <text:list-item>
                              <text:p text:style-name="P5">Control [name:<text:span text:style-name="T20">pc_no</text:span>] [type:control][visible:false]</text:p>
                              <text:list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[definition: Primary Key is a]</text:p>
                                </text:list-item>
                                <text:list-item>
                                  <text:p text:style-name="P5">Column [type:integer][size:10][pk:yes][format:NNNNNNNNNN]</text:p>
                                </text:list-item>
                                <text:list-item>
                                  <text:p text:style-name="P5">UI [prompt:Primary Key][title:Primary Key][type:hidden][format:NNNNNNNNNN]</text:p>
                                </text:list-item>
                                <text:list-item>
                                  <text:p text:style-name="P5">Validation [type: numeric][validate: 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c_pgno</text:span>] [type:control][width:25][visible:false]</text:p>
                              <text:list>
                                <text:list-item>
                                  <text:p text:style-name="P5">[definition: Foreign Key is a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integer][size:10][fk:yes][format:NNNNNNNNNN]</text:p>
                                </text:list-item>
                                <text:list-item>
                                  <text:p text:style-name="P5">UI [prompt:<text:span text:style-name="T14">Foreign Key</text:span>][title:Foreign Key][type:hidden][format:NNNNNNNNNN]</text:p>
                                </text:list-item>
                                <text:list-item>
                                  <text:p text:style-name="P5">Validation [type: numeric][validate:tru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c_Name</text:span>] [width:25][visible:false]</text:p>
                              <text:list>
                                <text:list-item>
                                  <text:p text:style-name="P5">[definition: <text:s/>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character][size:10][format:A]</text:p>
                                </text:list-item>
                                <text:list-item>
                                  <text:p text:style-name="P5">UI [prompt:][title:][type:label][format:A]</text:p>
                                </text:list-item>
                                <text:list-item>
                                  <text:p text:style-name="P5">Validation [type: character][validate:fals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c_width</text:span>] [width:25][visible:false]</text:p>
                              <text:list>
                                <text:list-item>
                                  <text:p text:style-name="P5">[definition: <text:s/>Specifies the width of the the Control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character][size:10][format:A]</text:p>
                                </text:list-item>
                                <text:list-item>
                                  <text:p text:style-name="P5">UI [prompt:Control Width][title:Control Width][type:label][format:A]</text:p>
                                </text:list-item>
                                <text:list-item>
                                  <text:p text:style-name="P5">Validation [type: character][validate:fals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c_height</text:span>] [width:25][visible:false]</text:p>
                              <text:list>
                                <text:list-item>
                                  <text:p text:style-name="P5">[definition: <text:s/>Specifies the height of the the Control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character][size:10][format:A]</text:p>
                                </text:list-item>
                                <text:list-item>
                                  <text:p text:style-name="P5">UI [prompt:Control Width][title:Control Width][type:label][format:A]</text:p>
                                </text:list-item>
                                <text:list-item>
                                  <text:p text:style-name="P5">Validation [type: character][validate:fals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c_visible</text:span>] [width:25][visible:false]</text:p>
                              <text:list>
                                <text:list-item>
                                  <text:p text:style-name="P5">[definition: <text:s/>Specifies the visibility of the control, on or off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character][size:10][format:A]</text:p>
                                </text:list-item>
                                <text:list-item>
                                  <text:p text:style-name="P5">UI [prompt:Control Width][title:Control Width][type:label][format:A]</text:p>
                                </text:list-item>
                                <text:list-item>
                                  <text:p text:style-name="P5">Validation [type: character][validate:fals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  <text:list-item>
                              <text:p text:style-name="P5">Control [name:<text:span text:style-name="T20">pc_sample</text:span>] [width:25][visible:false]</text:p>
                              <text:list>
                                <text:list-item>
                                  <text:p text:style-name="P5">[definition: <text:s/>Specifies a sample of exepected value i.e., text]</text:p>
                                </text:list-item>
                                <text:list-item>
                                  <text:p text:style-name="P5">Permission [name:guest][rights:read]</text:p>
                                </text:list-item>
                                <text:list-item>
                                  <text:p text:style-name="P5">Permission [name:registrant][rights:read]</text:p>
                                </text:list-item>
                                <text:list-item>
                                  <text:p text:style-name="P5">Permission [name:help-desk][rights:read]</text:p>
                                </text:list-item>
                                <text:list-item>
                                  <text:p text:style-name="P5">Permission [name:designer][rights:create, read, update, delete]</text:p>
                                </text:list-item>
                                <text:list-item>
                                  <text:p text:style-name="P5">Column [type:character][size:256][format:A]</text:p>
                                </text:list-item>
                                <text:list-item>
                                  <text:p text:style-name="P5">UI [prompt:Control Width][title:Control Width][type:label][format:A]</text:p>
                                </text:list-item>
                                <text:list-item>
                                  <text:p text:style-name="P5">Validation [type: character][validate:false]</text:p>
                                </text:list-item>
                                <text:list-item>
                                  <text:p text:style-name="P5">Instruction [text: <text:s/>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Control [name:ma_insertdate] [type:control][visible:false][showon:read,update]</text:p>
                          <text:list>
                            <text:list-item>
                              <text:p text:style-name="P5">[definition: Date and time <text:s/>comment was submitted]</text:p>
                            </text:list-item>
                            <text:list-item>
                              <text:p text:style-name="P5">Permission [name:guest][rights:create]</text:p>
                            </text:list-item>
                            <text:list-item>
                              <text:p text:style-name="P5">Permission [name:registrant][rights:read]</text:p>
                            </text:list-item>
                            <text:list-item>
                              <text:p text:style-name="P5">Permission [name:help-desk][rights:read]</text:p>
                            </text:list-item>
                            <text:list-item>
                              <text:p text:style-name="P5">Column [type:calendar][size:8][format:NNNNNNNNNN]</text:p>
                            </text:list-item>
                            <text:list-item>
                              <text:p text:style-name="P5">UI [prompt:Created][title:Created][type:label][format:NNNNNNNNNN]</text:p>
                              <text:list>
                                <text:list-item>
                                  <text:p text:style-name="P5">Sample [sample:10/30/2011]</text:p>
                                </text:list-item>
                              </text:list>
                            </text:list-item>
                            <text:list-item>
                              <text:p text:style-name="P5">Validation [type: numeric][validate:true]</text:p>
                            </text:list-item>
                            <text:list-item>
                              <text:p text:style-name="P5">Instruction [text: ]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5"/>
                </text:list-item>
              </text:list>
              <text:p text:style-name="P5"/>
            </text:list-item>
          </text:list>
        </text:list-item>
      </text:list>
      <text:p text:style-name="P1"/>
      <text:p text:style-name="P1"/>
      <text:list xml:id="list35215902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8H5M3S</meta:editing-duration>
    <meta:editing-cycles>675</meta:editing-cycles>
    <meta:generator>OpenOffice.org/3.3$Win32 OpenOffice.org_project/330m20$Build-9567</meta:generator>
    <dc:date>2011-11-29T15:10:40.96</dc:date>
    <dc:creator>James Wilfong</dc:creator>
    <meta:document-statistic meta:table-count="0" meta:image-count="0" meta:object-count="0" meta:page-count="1" meta:paragraph-count="789" meta:word-count="3731" meta:character-count="46450"/>
    <meta:user-defined meta:name="Info 1"/>
    <meta:user-defined meta:name="Info 2"/>
    <meta:user-defined meta:name="Info 3"/>
    <meta:user-defined meta:name="Info 4"/>
  </office:meta>
</office:document-meta>
</file>